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text:soft-page-break/></text:p>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text:soft-page-break/>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text:soft-page-break/>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4</meta:editing-cycles>
    <meta:creation-date>2018-10-19T14:39:00</meta:creation-date>
    <dc:date>2018-11-08T20:53:21.18</dc:date>
    <meta:editing-duration>PT27M44S</meta:editing-duration>
    <meta:generator>OpenOffice/4.1.5$Win32 OpenOffice.org_project/415m1$Build-9789</meta:generator>
    <meta:document-statistic meta:table-count="0" meta:image-count="0" meta:object-count="0" meta:page-count="4" meta:paragraph-count="57" meta:word-count="824" meta:character-count="47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